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2">
            <text:p>Random run</text:p>
          </table:table-cell>
          <table:covered-table-cell/>
          <table:table-cell table:style-name="ce2" office:value-type="string" calcext:value-type="string" table:number-columns-spanned="2" table:number-rows-spanned="2">
            <text:p>1 ether, p1 – 1, p2 – 2, p2 reveal first, p1 claim first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layer 1</text:p>
          </table:table-cell>
          <table:table-cell office:value-type="string" calcext:value-type="string">
            <text:p>Player 2</text:p>
          </table:table-cell>
          <table:table-cell office:value-type="string" calcext:value-type="string">
            <text:p>Player 1</text:p>
          </table:table-cell>
          <table:table-cell office:value-type="string" calcext:value-type="string">
            <text:p>Player 2</text:p>
          </table:table-cell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1</text:p>
          </table:table-cell>
          <table:table-cell office:value-type="float" office:value="61630" calcext:value-type="float">
            <text:p>61630</text:p>
          </table:table-cell>
          <table:table-cell office:value-type="float" office:value="42134" calcext:value-type="float">
            <text:p>42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53182" calcext:value-type="float">
            <text:p>53182</text:p>
          </table:table-cell>
          <table:table-cell office:value-type="float" office:value="33686" calcext:value-type="float">
            <text:p>33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2</text:p>
          </table:table-cell>
          <table:table-cell office:value-type="float" office:value="51107" calcext:value-type="float">
            <text:p>51107</text:p>
          </table:table-cell>
          <table:table-cell office:value-type="float" office:value="62763" calcext:value-type="float">
            <text:p>62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29451" calcext:value-type="float">
            <text:p>29451</text:p>
          </table:table-cell>
          <table:table-cell office:value-type="float" office:value="41107" calcext:value-type="float">
            <text:p>41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3</text:p>
          </table:table-cell>
          <table:table-cell office:value-type="float" office:value="36173" calcext:value-type="float">
            <text:p>36173</text:p>
          </table:table-cell>
          <table:table-cell office:value-type="float" office:value="26963" calcext:value-type="float">
            <text:p>26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14901" calcext:value-type="float">
            <text:p>14901</text:p>
          </table:table-cell>
          <table:table-cell office:value-type="float" office:value="20691" calcext:value-type="float">
            <text:p>206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48:10.936839558</meta:creation-date>
    <dc:date>2018-11-12T21:53:08.117904360</dc:date>
    <meta:editing-duration>PT4M56S</meta:editing-duration>
    <meta:editing-cycles>4</meta:editing-cycles>
    <meta:generator>LibreOffice/5.1.6.2$Linux_X86_64 LibreOffice_project/10m0$Build-2</meta:generator>
    <meta:document-statistic meta:table-count="1" meta:cell-count="28" meta:object-count="0"/>
  </office:meta>
</office:document-meta>
</file>